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176c8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fd53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76735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32220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145a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7ef4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96d4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2466d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c513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cacb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6cb2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3a29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e0f1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d609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64d2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fd6e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345a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2" style:name="a8167a1" style:parent-style-name="Table_20_Contents">
      <style:paragraph-properties/>
    </style:style>
    <style:style style:family="paragraph" style:list-style-name="L2" style:name="aafdb98" style:parent-style-name="Table_20_Contents">
      <style:paragraph-properties/>
    </style:style>
    <style:style style:family="paragraph" style:list-style-name="L2" style:name="ad18442" style:parent-style-name="Table_20_Contents">
      <style:paragraph-properties/>
    </style:style>
    <style:style style:family="paragraph" style:list-style-name="L2" style:name="a1f59e1" style:parent-style-name="Table_20_Contents">
      <style:paragraph-properties/>
    </style:style>
    <style:style style:family="table-cell" style:name="a8783e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edfa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8eef9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a588f3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f9623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30a069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bd4a9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cbfcf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7a57ee">
      <style:table-column-properties style:rel-column-width="1*"/>
    </style:style>
    <style:style style:family="table" style:name="a9f74d1">
      <style:table-properties style:width="17.59cm" table:align="left"/>
    </style:style>
    <style:style style:family="table-cell" style:name="afcdcd8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4d0f9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ca64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5e9e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e656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bfc7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4d28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2739f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e791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b253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e6df6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4b3b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63bdec">
      <style:table-column-properties style:rel-column-width="10923*"/>
    </style:style>
    <style:style style:family="table-column" style:name="af30131">
      <style:table-column-properties style:rel-column-width="10922*"/>
    </style:style>
    <style:style style:family="table-column" style:name="af5770e">
      <style:table-column-properties style:rel-column-width="10923*"/>
    </style:style>
    <style:style style:family="table-column" style:name="a29eec8">
      <style:table-column-properties style:rel-column-width="10922*"/>
    </style:style>
    <style:style style:family="table-column" style:name="aad3619">
      <style:table-column-properties style:rel-column-width="10923*"/>
    </style:style>
    <style:style style:family="table-column" style:name="a11b2d9">
      <style:table-column-properties style:rel-column-width="10922*"/>
    </style:style>
    <style:style style:family="table" style:name="abf5333">
      <style:table-properties style:width="17.59cm" table:align="left"/>
    </style:style>
    <style:style style:family="table-cell" style:name="a93ebd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e086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c2cf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370c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97e5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2734f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ae287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b8de3a">
      <style:table-column-properties style:rel-column-width="32768*"/>
    </style:style>
    <style:style style:family="table-column" style:name="a659da0">
      <style:table-column-properties style:rel-column-width="32767*"/>
    </style:style>
    <style:style style:family="table" style:name="a19d975">
      <style:table-properties style:width="17.59cm" table:align="left"/>
    </style:style>
    <style:style style:family="table-cell" style:name="a0ba88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b3316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967be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a14e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50b5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0f40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e807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07f9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4e5e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d93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683c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d5f0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d2791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4a3a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aeaf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6a09f" style:parent-style-name="Table_20_Contents">
      <style:paragraph-properties/>
    </style:style>
    <style:style style:family="paragraph" style:list-style-name="L1" style:name="aef44d8" style:parent-style-name="Table_20_Contents">
      <style:paragraph-properties/>
    </style:style>
    <style:style style:family="paragraph" style:list-style-name="L1" style:name="a4080c4" style:parent-style-name="Table_20_Contents">
      <style:paragraph-properties/>
    </style:style>
    <style:style style:family="paragraph" style:list-style-name="L1" style:name="a2f809a" style:parent-style-name="Table_20_Contents">
      <style:paragraph-properties/>
    </style:style>
    <style:style style:family="table-cell" style:name="a27157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c9665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data-style-name="N0" style:family="table-cell" style:name="ad2a032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8029c0" style:parent-style-name="Table_20_Contents">
      <style:text-properties fo:font-size="15.0pt" fo:font-weight="bold" style:font-name="Trebuchet MS" style:font-size-asian="15.0pt" style:font-weight-asian="bold" style:font-weight-complex="bold"/>
    </style:style>
    <style:style style:family="table-cell" style:name="a4f9afd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8da7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e01cbb">
      <style:table-column-properties style:rel-column-width="16386*"/>
    </style:style>
    <style:style style:family="table-column" style:name="a16d3d9">
      <style:table-column-properties style:rel-column-width="16383*"/>
    </style:style>
    <style:style style:family="table" style:name="a57dec9">
      <style:table-properties style:width="17.59cm" table:align="left"/>
    </style:style>
    <style:style style:family="table-cell" style:name="a4047b4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14d3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93a8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cab5a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865d4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f730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3630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1ec0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0008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fcef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deaf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ed5f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f34fb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07a9e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2188ae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2e40d">
      <style:table-column-properties style:rel-column-width="21845*"/>
    </style:style>
    <style:style style:family="table" style:name="a5e3c85">
      <style:table-properties style:width="17.59cm" table:align="left"/>
    </style:style>
    <style:style style:family="table-cell" style:name="a391f46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135b7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941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4aea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4b87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7e90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e312e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2840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0256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f4e66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c457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63548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ea18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c2b2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0dd5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a460a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bd30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46ae7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bc65d0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4d69d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f631a2">
      <style:table-column-properties style:rel-column-width="13107*"/>
    </style:style>
    <style:style style:family="table" style:name="a5695d9">
      <style:table-properties style:width="17.59cm" table:align="left"/>
    </style:style>
    <text:list-style style:name="L2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•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•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•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•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•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•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number:number-style style:name="N0">
      <number:number number:decimal-places="2" number:min-integer-digits="1"/>
    </number:number-style>
  </office:automatic-styles>
  <office:body>
    <office:text>
      <text:p text:style-name="Default_20_Text">Asdfsdf</text:p>
      <text:p text:style-name="Default_20_Text"/>
      <table:table table:style-name="a5695d9">
        <table:table-column table:number-columns-repeated="5" table:style-name="af631a2"/>
        <table:table-row>
          <table:table-cell table:style-name="a4d69d5">
            <text:p text:style-name="Table_20_Heading"/>
          </table:table-cell>
          <table:table-cell table:style-name="abc65d0">
            <text:p text:style-name="Table_20_Heading"/>
          </table:table-cell>
          <table:table-cell table:style-name="ab46ae7">
            <text:p text:style-name="Table_20_Heading">Here</text:p>
          </table:table-cell>
          <table:table-cell table:style-name="afbd300">
            <text:p text:style-name="Table_20_Heading"/>
          </table:table-cell>
          <table:table-cell table:style-name="a4a460a">
            <text:p text:style-name="Table_20_Heading"/>
          </table:table-cell>
        </table:table-row>
        <table:table-row>
          <table:table-cell table:style-name="a80dd5d">
            <text:p text:style-name="Table_20_Heading"/>
          </table:table-cell>
          <table:table-cell table:style-name="a8c2b20">
            <text:p text:style-name="Table_20_Heading"/>
          </table:table-cell>
          <table:table-cell table:style-name="a0ea18d">
            <text:p text:style-name="Table_20_Heading"/>
          </table:table-cell>
          <table:table-cell table:style-name="a635480">
            <text:p text:style-name="Table_20_Heading"/>
          </table:table-cell>
          <table:table-cell table:style-name="a5c457f">
            <text:p text:style-name="Table_20_Heading"/>
          </table:table-cell>
        </table:table-row>
        <table:table-row>
          <table:table-cell table:style-name="af4e66e">
            <text:p text:style-name="Table_20_Contents"/>
          </table:table-cell>
          <table:table-cell table:style-name="a70256a">
            <text:p text:style-name="Table_20_Contents"/>
          </table:table-cell>
          <table:table-cell table:style-name="a228403">
            <text:p text:style-name="Table_20_Contents"/>
          </table:table-cell>
          <table:table-cell table:style-name="ae312e7">
            <text:p text:style-name="Table_20_Contents"/>
          </table:table-cell>
          <table:table-cell table:style-name="a07e902">
            <text:p text:style-name="Table_20_Contents"/>
          </table:table-cell>
        </table:table-row>
        <table:table-row>
          <table:table-cell table:style-name="af4b87c">
            <text:p text:style-name="Table_20_Contents"/>
          </table:table-cell>
          <table:table-cell table:style-name="a44aea8">
            <text:p text:style-name="Table_20_Contents"/>
          </table:table-cell>
          <table:table-cell table:style-name="a629419">
            <text:p text:style-name="Table_20_Contents"/>
          </table:table-cell>
          <table:table-cell table:style-name="a135b7b">
            <text:p text:style-name="Table_20_Contents"/>
          </table:table-cell>
          <table:table-cell table:style-name="a391f46">
            <text:p text:style-name="Table_20_Contents"/>
          </table:table-cell>
        </table:table-row>
      </table:table>
      <text:p text:style-name="Default_20_Text"/>
      <text:p text:style-name="Default_20_Text"/>
      <table:table table:style-name="a5e3c85">
        <table:table-column table:number-columns-repeated="3" table:style-name="af2e40d"/>
        <table:table-row>
          <table:table-cell table:style-name="a2188ae">
            <text:p text:style-name="Table_20_Heading">adf</text:p>
          </table:table-cell>
          <table:table-cell table:style-name="a07a9e1">
            <text:p text:style-name="Table_20_Heading">sdf</text:p>
          </table:table-cell>
          <table:table-cell table:style-name="a4f34fb">
            <text:p text:style-name="Table_20_Heading">sdf</text:p>
          </table:table-cell>
        </table:table-row>
        <table:table-row>
          <table:table-cell table:style-name="aeed5f7">
            <text:p text:style-name="Table_20_Contents">sdf</text:p>
          </table:table-cell>
          <table:table-cell table:style-name="a0deaf6">
            <text:p text:style-name="Table_20_Contents">sdf</text:p>
          </table:table-cell>
          <table:table-cell table:style-name="aafceff">
            <text:p text:style-name="Table_20_Contents">sfd</text:p>
          </table:table-cell>
        </table:table-row>
        <table:table-row>
          <table:table-cell table:style-name="af0008a">
            <text:p text:style-name="Table_20_Contents"/>
          </table:table-cell>
          <table:table-cell table:style-name="a91ec0a">
            <text:p text:style-name="Table_20_Contents"/>
          </table:table-cell>
          <table:table-cell table:style-name="aa3630f">
            <text:p text:style-name="Table_20_Contents"/>
          </table:table-cell>
        </table:table-row>
        <table:table-row>
          <table:table-cell table:style-name="abf7308">
            <text:p text:style-name="Table_20_Contents"/>
          </table:table-cell>
          <table:table-cell table:style-name="a865d43">
            <text:p text:style-name="Table_20_Contents"/>
          </table:table-cell>
          <table:table-cell table:style-name="aacab5a">
            <text:p text:style-name="Standard"/>
          </table:table-cell>
        </table:table-row>
        <table:table-row>
          <table:table-cell table:style-name="a893a8d">
            <text:p text:style-name="Standard"/>
          </table:table-cell>
          <table:table-cell table:style-name="a814d32">
            <text:p text:style-name="Standard"/>
          </table:table-cell>
          <table:table-cell table:style-name="a4047b4">
            <text:p text:style-name="Standard"/>
          </table:table-cell>
        </table:table-row>
      </table:table>
      <text:p text:style-name="Default_20_Text"/>
      <text:p text:style-name="Default_20_Text"/>
      <table:table table:style-name="a57dec9">
        <table:table-column table:number-columns-repeated="3" table:style-name="a16d3d9"/>
        <table:table-column table:style-name="ae01cbb"/>
        <table:table-row>
          <table:table-cell table:style-name="a28da7b">
            <text:p text:style-name="Table_20_Contents">cell1</text:p>
          </table:table-cell>
          <table:table-cell table:style-name="a4f9afd">
            <text:p text:style-name="a8029c0">cell2</text:p>
          </table:table-cell>
          <table:table-cell table:style-name="ad2a032">
            <text:p text:style-name="Table_20_Contents">0.00</text:p>
          </table:table-cell>
          <table:table-cell table:style-name="ac96657">
            <text:p text:style-name="Table_20_Contents"/>
          </table:table-cell>
        </table:table-row>
        <table:table-row>
          <table:table-cell table:style-name="a271575">
            <text:list text:continue-numbering="true" text:style-name="L1" xml:id="list35546386">
              <text:list-item>
                <text:p text:style-name="a2f809a">Aa</text:p>
              </text:list-item>
            </text:list>
            <text:list text:continue-numbering="true" text:style-name="L1" xml:id="list35546386">
              <text:list-item>
                <text:p text:style-name="a4080c4">bb</text:p>
              </text:list-item>
            </text:list>
            <text:list text:continue-numbering="true" text:style-name="L1" xml:id="list35546386">
              <text:list-item>
                <text:p text:style-name="aef44d8">cc</text:p>
              </text:list-item>
            </text:list>
            <text:list text:continue-numbering="true" text:style-name="L1" xml:id="list35546386">
              <text:list-item>
                <text:p text:style-name="ad6a09f">dd</text:p>
              </text:list-item>
            </text:list>
            <text:p text:style-name="Table_20_Contents">ee</text:p>
          </table:table-cell>
          <table:table-cell table:style-name="a8aeaf1">
            <text:p text:style-name="Table_20_Contents"/>
          </table:table-cell>
          <table:table-cell table:style-name="a64a3a3">
            <text:p text:style-name="Table_20_Contents"/>
          </table:table-cell>
          <table:table-cell table:style-name="add2791">
            <text:p text:style-name="Table_20_Contents"/>
          </table:table-cell>
        </table:table-row>
        <table:table-row>
          <table:table-cell table:style-name="a3d5f0a">
            <text:p text:style-name="Table_20_Contents"/>
          </table:table-cell>
          <table:table-cell table:style-name="ad683cb">
            <text:p text:style-name="Table_20_Contents"/>
          </table:table-cell>
          <table:table-cell table:style-name="a0d937e">
            <text:p text:style-name="Table_20_Contents"/>
          </table:table-cell>
          <table:table-cell table:style-name="a84e5e4">
            <text:p text:style-name="Table_20_Contents"/>
          </table:table-cell>
        </table:table-row>
        <table:table-row>
          <table:table-cell table:style-name="a107f9c">
            <text:p text:style-name="Table_20_Contents"/>
          </table:table-cell>
          <table:table-cell table:style-name="a5e8075">
            <text:p text:style-name="Table_20_Contents"/>
          </table:table-cell>
          <table:table-cell table:style-name="ac0f402">
            <text:p text:style-name="Table_20_Contents"/>
          </table:table-cell>
          <table:table-cell table:style-name="a450b56">
            <text:p text:style-name="Table_20_Contents"/>
          </table:table-cell>
        </table:table-row>
        <table:table-row>
          <table:table-cell table:style-name="a5a14e4">
            <text:p text:style-name="Table_20_Contents"/>
          </table:table-cell>
          <table:table-cell table:style-name="a967be1">
            <text:p text:style-name="Table_20_Contents"/>
          </table:table-cell>
          <table:table-cell table:style-name="ab3316e">
            <text:p text:style-name="Table_20_Contents"/>
          </table:table-cell>
          <table:table-cell table:style-name="a0ba880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>Sdfdfdf</text:p>
      <text:p text:style-name="Default_20_Text">Deleted table</text:p>
      <table:table table:style-name="a19d975">
        <table:table-column table:style-name="a659da0"/>
        <table:table-column table:style-name="ab8de3a"/>
        <table:table-row>
          <table:table-cell table:style-name="aae287e">
            <text:p text:style-name="Table_20_Contents">This table will be deleted</text:p>
          </table:table-cell>
          <table:table-cell table:style-name="ad2734f">
            <text:p text:style-name="Table_20_Contents"/>
          </table:table-cell>
        </table:table-row>
        <table:table-row>
          <table:table-cell table:style-name="a697e58">
            <text:p text:style-name="Table_20_Contents"/>
          </table:table-cell>
          <table:table-cell table:style-name="ad370ca">
            <text:p text:style-name="Table_20_Contents"/>
          </table:table-cell>
        </table:table-row>
        <table:table-row>
          <table:table-cell table:style-name="abc2cfe">
            <text:p text:style-name="Table_20_Contents"/>
          </table:table-cell>
        </table:table-row>
        <table:table-row>
          <table:table-cell table:style-name="ace0864">
            <text:p text:style-name="Table_20_Contents"/>
          </table:table-cell>
          <table:table-cell table:style-name="a93ebdb">
            <text:p text:style-name="Table_20_Contents"/>
          </table:table-cell>
        </table:table-row>
      </table:table>
      <text:p text:style-name="Default_20_Text"/>
      <text:p text:style-name="Default_20_Text">sample table to delete column<text:s/></text:p>
      <table:table table:style-name="abf5333">
        <table:table-column table:style-name="a11b2d9"/>
        <table:table-column table:style-name="aad3619"/>
        <table:table-column table:style-name="a29eec8"/>
        <table:table-column table:style-name="af5770e"/>
        <table:table-column table:style-name="af30131"/>
        <table:table-column table:style-name="a63bdec"/>
        <table:table-row>
          <table:table-cell table:style-name="ad4b3b2">
            <text:p text:style-name="Table_20_Contents"/>
          </table:table-cell>
          <table:table-cell table:style-name="ae6df60">
            <text:p text:style-name="Table_20_Contents"/>
          </table:table-cell>
          <table:table-cell table:style-name="a8b253c">
            <text:p text:style-name="Table_20_Contents"/>
          </table:table-cell>
          <table:table-cell table:style-name="a1e791d">
            <text:p text:style-name="Table_20_Contents"/>
          </table:table-cell>
          <table:table-cell table:style-name="a2739f1">
            <text:p text:style-name="Table_20_Contents"/>
          </table:table-cell>
          <table:table-cell table:style-name="ad4d289">
            <text:p text:style-name="Table_20_Contents"/>
          </table:table-cell>
        </table:table-row>
        <table:table-row>
          <table:table-cell table:style-name="a3bfc78">
            <text:p text:style-name="Table_20_Contents"/>
          </table:table-cell>
          <table:table-cell table:style-name="aae6568">
            <text:p text:style-name="Table_20_Contents"/>
          </table:table-cell>
          <table:table-cell table:style-name="ab5e9e2">
            <text:p text:style-name="Table_20_Contents"/>
          </table:table-cell>
          <table:table-cell table:style-name="a8ca64f">
            <text:p text:style-name="Table_20_Contents"/>
          </table:table-cell>
          <table:table-cell table:style-name="a4d0f94">
            <text:p text:style-name="Table_20_Contents"/>
          </table:table-cell>
          <table:table-cell table:style-name="afcdcd8">
            <text:p text:style-name="Table_20_Contents"/>
          </table:table-cell>
        </table:table-row>
      </table:table>
      <text:p text:style-name="Default_20_Text"/>
      <text:p text:style-name="Default_20_Text">sample table to test splitRepeatedColumns()</text:p>
      <table:table table:style-name="a9f74d1">
        <table:table-column table:number-columns-repeated="6" table:style-name="a7a57ee"/>
        <table:table-row>
          <table:table-cell table:style-name="a2cbfcf">
            <text:p text:style-name="Table_20_Contents">cell1</text:p>
          </table:table-cell>
          <table:table-cell table:style-name="abd4a9c">
            <text:p text:style-name="a30a069">cell2</text:p>
          </table:table-cell>
          <table:table-cell table:style-name="af9623c">
            <text:p text:style-name="Table_20_Contents">0.00</text:p>
          </table:table-cell>
          <table:table-cell table:style-name="aa588f3">
            <text:p text:style-name="Table_20_Contents"/>
          </table:table-cell>
          <table:table-cell table:style-name="a08eef9">
            <text:p text:style-name="Table_20_Contents"/>
          </table:table-cell>
          <table:table-cell table:style-name="a1edfaf">
            <text:p text:style-name="Table_20_Contents"/>
          </table:table-cell>
        </table:table-row>
        <table:table-row>
          <table:table-cell table:style-name="a8783e4">
            <text:list text:continue-numbering="true" text:style-name="L2" xml:id="list35522117">
              <text:list-item>
                <text:p text:style-name="a1f59e1">Aa</text:p>
              </text:list-item>
            </text:list>
            <text:list text:continue-numbering="true" text:style-name="L2" xml:id="list35522117">
              <text:list-item>
                <text:p text:style-name="ad18442">bb</text:p>
              </text:list-item>
            </text:list>
            <text:list text:continue-numbering="true" text:style-name="L2" xml:id="list35522117">
              <text:list-item>
                <text:p text:style-name="aafdb98">cc</text:p>
              </text:list-item>
            </text:list>
            <text:list text:continue-numbering="true" text:style-name="L2" xml:id="list35522117">
              <text:list-item>
                <text:p text:style-name="a8167a1">dd</text:p>
              </text:list-item>
            </text:list>
            <text:p text:style-name="Table_20_Contents">ee</text:p>
          </table:table-cell>
          <table:table-cell table:style-name="a4345a2">
            <text:p text:style-name="Table_20_Contents"/>
          </table:table-cell>
          <table:table-cell table:style-name="a1fd6eb">
            <text:p text:style-name="Table_20_Contents"/>
          </table:table-cell>
          <table:table-cell table:style-name="a064d2a">
            <text:p text:style-name="Table_20_Contents"/>
          </table:table-cell>
          <table:table-cell table:style-name="a5d6099">
            <text:p text:style-name="Table_20_Contents"/>
          </table:table-cell>
          <table:table-cell table:style-name="a1e0f18">
            <text:p text:style-name="Table_20_Contents"/>
          </table:table-cell>
        </table:table-row>
        <table:table-row>
          <table:table-cell table:style-name="ae3a29e">
            <text:p text:style-name="Table_20_Contents"/>
          </table:table-cell>
          <table:table-cell table:style-name="ab6cb25">
            <text:p text:style-name="Table_20_Contents"/>
          </table:table-cell>
          <table:table-cell table:style-name="aecacbf">
            <text:p text:style-name="Table_20_Contents"/>
          </table:table-cell>
          <table:table-cell table:style-name="a2c5130">
            <text:p text:style-name="Table_20_Contents"/>
          </table:table-cell>
          <table:table-cell table:style-name="ab2466d">
            <text:p text:style-name="Table_20_Contents"/>
          </table:table-cell>
          <table:table-cell table:style-name="ab96d4d">
            <text:p text:style-name="Table_20_Contents"/>
          </table:table-cell>
        </table:table-row>
        <table:table-row>
          <table:table-cell table:style-name="a07ef4c">
            <text:p text:style-name="Table_20_Contents"/>
          </table:table-cell>
          <table:table-cell table:style-name="a9145ac">
            <text:p text:style-name="Table_20_Contents"/>
          </table:table-cell>
          <table:table-cell table:style-name="a32220c">
            <text:p text:style-name="Table_20_Contents"/>
          </table:table-cell>
          <table:table-cell table:style-name="ac76735">
            <text:p text:style-name="Table_20_Contents"/>
          </table:table-cell>
          <table:table-cell table:style-name="a2fd53a">
            <text:p text:style-name="Table_20_Contents"/>
          </table:table-cell>
          <table:table-cell table:style-name="a176c80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Tahoma" svg:font-family="Tahoma"/>
    <style:font-face style:name="OpenSymbol" svg:font-family="OpenSymbol"/>
    <style:font-face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rebuchet MS" svg:font-family="'Trebuchet MS'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1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ing" style:next-style-name="Text_20_Body_20_Single" style:parent-style-name="Default_20_Text">
      <style:paragraph-properties fo:margin-bottom="2.12mm" fo:margin-top="4.23mm"/>
      <style:text-properties fo:font-size="14.0pt" style:font-name="Arial" style:font-name-asian="MS Mincho" style:font-name-complex="Tahoma1" style:font-size-asian="14.0pt"/>
    </style:style>
    <style:style style:display-name="Table Contents" style:family="paragraph" style:name="Table_20_Contents" style:parent-style-name="Default_20_Text"/>
    <style:style style:family="paragraph" style:name="Standard" style:parent-style-name="default_paragraph_style"/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family="paragraph" style:name="List" style:parent-style-name="Text_20_Body_20_Single">
      <style:text-properties style:font-name-complex="Tahoma2"/>
    </style:style>
    <style:style style:family="paragraph" style:name="Index" style:parent-style-name="Default_20_Text">
      <style:text-properties style:font-name-complex="Tahoma2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2.0pt" fo:font-style="italic" style:font-name-complex="Tahoma2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43</dc:date>
    <meta:editing-cycles>2</meta:editing-cycles>
    <meta:editing-duration>PT0.012S</meta:editing-duration>
  </office:meta>
</office:document-meta>
</file>